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Noto Sans Myanmar UI'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6pt" officeooo:rsid="0014e5ec" officeooo:paragraph-rsid="0014e5ec" style:font-size-asian="22.75pt" style:font-size-complex="26pt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rial Black" fo:font-size="26pt" officeooo:rsid="0014e5ec" officeooo:paragraph-rsid="0014e5ec" style:font-size-asian="22.75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26pt" officeooo:rsid="0014e5ec" officeooo:paragraph-rsid="0014e5ec" style:font-size-asian="22.75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Arial Black" fo:font-size="15pt" officeooo:rsid="001a73de" officeooo:paragraph-rsid="001a73de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5pt" fo:font-weight="normal" officeooo:rsid="001a73de" officeooo:paragraph-rsid="001a73de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style:font-name="Liberation Sans" fo:font-size="10.5pt" style:font-size-asian="10.5pt" style:font-size-complex="10.5pt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ize="10.5pt" officeooo:paragraph-rsid="001a73de" style:font-size-asian="10.5pt" style:font-size-complex="10.5pt"/>
    </style:style>
    <style:style style:name="T1" style:family="text">
      <style:text-properties officeooo:rsid="00175590"/>
    </style:style>
    <style:style style:name="T2" style:family="text">
      <style:text-properties officeooo:rsid="001a73de"/>
    </style:style>
    <style:style style:name="T3" style:family="text">
      <style:text-properties fo:font-weight="bold"/>
    </style:style>
    <style:style style:name="T4" style:family="text">
      <style:text-properties fo:font-weight="bold" officeooo:rsid="001a73de"/>
    </style:style>
    <style:style style:name="T5" style:family="text">
      <style:text-properties fo:font-variant="normal" fo:text-transform="none" fo:color="#202124" loext:opacity="100%" style:font-name="roboto" fo:font-size="10.5pt" fo:letter-spacing="normal" fo:font-style="normal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y me </text:p>
      <text:p text:style-name="P1">de nous.</text:p>
      <text:list text:style-name="L1">
        <text:list-item>
          <text:p text:style-name="P2">image + code cesar </text:p>
        </text:list-item>
        <text:list-item>
          <text:p text:style-name="P2">Jeu a finir pygame oblige de jouer </text:p>
        </text:list-item>
        <text:list-item>
          <text:p text:style-name="P2">cle de casier cachee </text:p>
        </text:list-item>
        <text:list-item>
          <text:p text:style-name="P2">page rage </text:p>
        </text:list-item>
        <text:list-item>
          <text:p text:style-name="P2">sql  </text:p>
        </text:list-item>
      </text:list>
      <text:p text:style-name="P3"/>
      <text:p text:style-name="P3"/>
      <text:p text:style-name="P4">epreuve cryptographie </text:p>
      <text:p text:style-name="P4">-github comme le ctf :</text:p>
      <text:p text:style-name="P7"><text:span text:style-name="T2">Un employé de l'entreprise </text:span><text:span text:style-name="T4">SecureNet Guardians</text:span><text:span text:style-name="T2"> est soupçonné d'avoir transféré des données sensibles vers le darkweb sous le pseudonyme </text:span><text:span text:style-name="T4">Nomdecomptegithub</text:span><text:span text:style-name="T2">. Bien que nous ayons identifié son alias, aucune trace des données exfiltrées n'a été repérée. </text:span>Nous avons découvert un logiciel suspect sur l'ordinateur du suspect, mais son accès reste verrouillé. Votre expertise en <text:span text:style-name="T3">Python</text:span> et en <text:span text:style-name="T3">cryptographie</text:span> est cruciale dans ce contexte.Nos premières investigations nous ont remonté qu'il est très actif dans l'open source, et notamment sur <text:span text:style-name="T3">github</text:span>.</text:p>
      <text:p text:style-name="P7">Votre mission consiste à déchiffrer le contenu du fichier <text:span text:style-name="T3">flag.notes</text:span>.</text:p>
      <text:p text:style-name="P6">Format du flag: FLAG{L33t_C0de}</text:p>
      <text:p text:style-name="P4"><text:span text:style-name="T5">batondelamortquituerobin@gmail.com</text:span> </text:p>
      <text:p text:style-name="P5">robinlegoat</text:p>
      <text:p text:style-name="P5">github – robinlegoat123</text:p>
      <text:p text:style-name="P5">Robinsoncrusaue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Noto Sans Myanmar UI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6:52.015000000</meta:creation-date>
    <dc:date>2024-01-25T11:40:38.881000000</dc:date>
    <meta:editing-duration>PT38M38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6" meta:word-count="131" meta:character-count="878" meta:non-whitespace-character-count="758"/>
  </office:meta>
</office:document-meta>
</file>